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1021" officeooo:paragraph-rsid="00131021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1021" officeooo:paragraph-rsid="00131021" style:font-size-asian="16pt" style:font-size-complex="16pt"/>
    </style:style>
    <style:style style:name="P6" style:family="paragraph" style:parent-style-name="Standard">
      <style:text-properties style:font-name="Courier" fo:font-size="16pt" officeooo:paragraph-rsid="00131021" style:font-size-asian="16pt" style:font-size-complex="16pt"/>
    </style:style>
    <style:style style:name="T1" style:family="text">
      <style:text-properties officeooo:rsid="00131021"/>
    </style:style>
    <style:style style:name="T2" style:family="text">
      <style:text-properties style:text-position="super 58%" officeooo:rsid="00131021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 of Jesus! Highest Name!</text:p>
      <text:p text:style-name="P1"/>
      <text:p text:style-name="P5">Name of Jesus! Highest name!</text:p>
      <text:p text:style-name="P5">Name that earth and heav’n adore!</text:p>
      <text:p text:style-name="P5">From the heart of God it came,</text:p>
      <text:p text:style-name="P5">Leads me to God’s heart once more.</text:p>
      <text:p text:style-name="P5"/>
      <text:p text:style-name="P5">Name of Jesus! Living tide!</text:p>
      <text:p text:style-name="P5">Days of drought for me are past;</text:p>
      <text:p text:style-name="P5">How much more than satisfied</text:p>
      <text:p text:style-name="P5">Are the thirsty lips at last.</text:p>
      <text:p text:style-name="P5"/>
      <text:p text:style-name="P5">Name of Jesus! Dearest name!</text:p>
      <text:p text:style-name="P5">Bread of heav’n and balm of love,</text:p>
      <text:p text:style-name="P5">Oil of gladness, surest claim</text:p>
      <text:p text:style-name="P5">To the treasures stored above.</text:p>
      <text:p text:style-name="P5"/>
      <text:p text:style-name="P5">Only Jesus! Fairest name!</text:p>
      <text:p text:style-name="P5">Life and rest and peace and bliss;</text:p>
      <text:p text:style-name="P5">Jesus, evermore the same,</text:p>
      <text:p text:style-name="P6"><text:span text:style-name="T1">He is mine and I am His.</text:span></text:p>
      <text:p text:style-name="P2"/>
      <text:p text:style-name="P2"/>
      <text:p text:style-name="P2">Composer: <text:span text:style-name="T1">From a 13</text:span><text:span text:style-name="T2">th</text:span><text:span text:style-name="T1"> century French melody</text:span></text:p>
      <text:p text:style-name="P2">Lyricist: <text:span text:style-name="T1">Gerhard Tersteegen (1697-1769)</text:span></text:p>
      <text:p text:style-name="P5">Trans: Mrs. Frances Bevan (1827-1909)</text:p>
      <text:p text:style-name="P2"/>
      <text:p text:style-name="P2"/>
      <text:p text:style-name="P5">Hymns of Truth and Praise 21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8:03:24.123950914</meta:creation-date>
    <meta:editing-duration>PT11M6S</meta:editing-duration>
    <meta:editing-cycles>2</meta:editing-cycles>
    <meta:generator>LibreOffice/6.2.8.2$MacOSX_X86_64 LibreOffice_project/f82ddfca21ebc1e222a662a32b25c0c9d20169ee</meta:generator>
    <dc:title>TubaHymn</dc:title>
    <dc:date>2020-04-25T08:14:29.596832176</dc:date>
    <meta:document-statistic meta:table-count="0" meta:image-count="0" meta:object-count="0" meta:page-count="1" meta:paragraph-count="21" meta:word-count="119" meta:character-count="646" meta:non-whitespace-character-count="548"/>
    <meta:template xlink:type="simple" xlink:actuate="onRequest" xlink:title="TubaHymn" xlink:href="../../../../../Library/Application%20Support/LibreOffice/4/user/template/TubaHymn1.ott" meta:date="2020-04-25T08:03:23.766917910"/>
  </office:meta>
</office:document-meta>
</file>